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nhala MN" svg:font-family="'Sinhala M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00ff" draw:textarea-horizontal-align="justify" draw:textarea-vertical-align="middle" draw:auto-grow-height="false" fo:min-height="2.417cm" fo:min-width="2.2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7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9900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2.667cm" svg:x="4.302cm" svg:y="9.763cm">
          <text:p text:style-name="P1">ZONES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175cm" svg:height="2.921cm" svg:x="5.699cm" svg:y="4.175cm">
          <draw:text-box>
            <text:p><text:line-break/>Zon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nhala MN" svg:font-family="'Sinhala M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Sinhala MN" fo:font-family="'Sinhala MN'" style:font-style-name="Regular" style:font-pitch="variable" fo:font-size="2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1T15:42:37.475341000</meta:creation-date>
    <dc:date>2017-12-21T15:54:41.863872000</dc:date>
    <meta:editing-duration>PT29S</meta:editing-duration>
    <meta:editing-cycles>1</meta:editing-cycles>
    <meta:document-statistic meta:object-count="2"/>
    <meta:generator>LibreOffice/5.0.0.5$MacOSX_X86_64 LibreOffice_project/1b1a90865e348b492231e1c451437d7a15bb262b</meta:generator>
  </office:meta>
</office:document-meta>
</file>